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1.986cm" svg:height="11.025cm" svg:x="4.1cm" svg:y="2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9.3cm" svg:y="1.2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6.3cm" svg:y="7.45cm">
          <draw:text-box>
            <text:p><text:span text:style-name="T1">t</text:span></text:p>
          </draw:text-box>
        </draw:frame>
        <draw:line draw:style-name="gr3" draw:text-style-name="P4" draw:layer="layout" svg:x1="10.9cm" svg:y1="3.4cm" svg:x2="10.9cm" svg:y2="12.4cm">
          <text:p/>
        </draw:line>
        <draw:line draw:style-name="gr4" draw:text-style-name="P4" draw:layer="layout" svg:x1="12.2cm" svg:y1="10.8cm" svg:x2="11cm" svg:y2="8.2cm">
          <text:p/>
        </draw:line>
        <draw:frame draw:style-name="gr5" draw:text-style-name="P5" draw:layer="layout" svg:width="7.2cm" svg:height="1.25cm" svg:x="11.5cm" svg:y="11cm">
          <draw:text-box>
            <text:p>t = 1/2 が基準位置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6-29T17:31:45.054600098</dc:date>
    <meta:editing-duration>PT15M54S</meta:editing-duration>
    <meta:editing-cycles>14</meta:editing-cycles>
    <meta:generator>LibreOffice/6.4.3.2$Linux_X86_64 LibreOffice_project/40$Build-2</meta:generator>
    <meta:document-statistic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987cm" svg:height="11.026cm" xlink:href="." xlink:type="simple" chart:class="chart:scatter" chart:style-name="ch1">
        <chart:plot-area chart:style-name="ch2" chart:data-source-has-labels="both" svg:x="0.239cm" svg:y="0.22cm" svg:width="11.509cm" svg:height="10.586cm">
          <chartooo:coordinate-region svg:x="0.385cm" svg:y="0.419cm" svg:width="11.269cm" svg:height="10.188cm"/>
          <chart:axis chart:dimension="x" chart:name="primary-x" chart:style-name="ch3" chartooo:axis-type="auto">
            <chart:categories table:cell-range-address="local-table.$A$2:.$A$162"/>
          </chart:axis>
          <chart:axis chart:dimension="y" chart:name="primary-y" chart:style-name="ch4"/>
          <chart:series chart:style-name="ch5" chart:values-cell-range-address="local-table.$C$2:.$C$162" chart:label-cell-address="local-table.$C$1" chart:class="chart:scatter">
            <chart:domain table:cell-range-address="local-table.$B$2:.$B$162"/>
            <chart:data-point chart:repeated="1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9">
                <text:p>-7.9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.8">
                <text:p>-7.8</text:p>
              </table:table-cell>
              <table:table-cell office:value-type="float" office:value="-2.42705098312485">
                <text:p>-2.42705098312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.7">
                <text:p>-7.7</text:p>
              </table:table-cell>
              <table:table-cell office:value-type="float" office:value="-1.76335575687743">
                <text:p>-1.76335575687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6">
                <text:p>-7.6</text:p>
              </table:table-cell>
              <table:table-cell office:value-type="float" office:value="-0.927050983124845">
                <text:p>-0.927050983124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-0.0000000000000183772268236293">
                <text:p>-0.0000000000000183772268236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4">
                <text:p>-7.4</text:p>
              </table:table-cell>
              <table:table-cell office:value-type="float" office:value="0.92705098312483">
                <text:p>0.92705098312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3">
                <text:p>-7.3</text:p>
              </table:table-cell>
              <table:table-cell office:value-type="float" office:value="1.7633557568774">
                <text:p>1.7633557568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2">
                <text:p>-7.2</text:p>
              </table:table-cell>
              <table:table-cell office:value-type="float" office:value="2.42705098312483">
                <text:p>2.42705098312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1">
                <text:p>-7.1</text:p>
              </table:table-cell>
              <table:table-cell office:value-type="float" office:value="2.85316954888545">
                <text:p>2.85316954888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9">
                <text:p>-6.9</text:p>
              </table:table-cell>
              <table:table-cell office:value-type="float" office:value="2.85316954888547">
                <text:p>2.85316954888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.8">
                <text:p>-6.8</text:p>
              </table:table-cell>
              <table:table-cell office:value-type="float" office:value="2.42705098312487">
                <text:p>2.42705098312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7">
                <text:p>-6.7</text:p>
              </table:table-cell>
              <table:table-cell office:value-type="float" office:value="1.76335575687745">
                <text:p>1.76335575687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0.927050983124875">
                <text:p>0.927050983124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0.0000000000000507190318389805">
                <text:p>0.0000000000000507190318389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-0.927050983124799">
                <text:p>-0.927050983124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-1.76335575687737">
                <text:p>-1.76335575687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-2.42705098312481">
                <text:p>-2.42705098312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-2.85316954888544">
                <text:p>-2.85316954888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-2.85316954888548">
                <text:p>-2.85316954888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80000000000001">
                <text:p>-5.80000000000001</text:p>
              </table:table-cell>
              <table:table-cell office:value-type="float" office:value="-2.42705098312489">
                <text:p>-2.42705098312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70000000000001">
                <text:p>-5.70000000000001</text:p>
              </table:table-cell>
              <table:table-cell office:value-type="float" office:value="-1.76335575687748">
                <text:p>-1.763355756877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60000000000001">
                <text:p>-5.60000000000001</text:p>
              </table:table-cell>
              <table:table-cell office:value-type="float" office:value="-0.927050983124926">
                <text:p>-0.927050983124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50000000000001">
                <text:p>-5.50000000000001</text:p>
              </table:table-cell>
              <table:table-cell office:value-type="float" office:value="-0.0000000000000830608368543317">
                <text:p>-0.00000000000008306083685433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40000000000001">
                <text:p>-5.40000000000001</text:p>
              </table:table-cell>
              <table:table-cell office:value-type="float" office:value="0.927050983124768">
                <text:p>0.927050983124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30000000000001">
                <text:p>-5.30000000000001</text:p>
              </table:table-cell>
              <table:table-cell office:value-type="float" office:value="1.76335575687734">
                <text:p>1.76335575687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20000000000001">
                <text:p>-5.20000000000001</text:p>
              </table:table-cell>
              <table:table-cell office:value-type="float" office:value="2.42705098312479">
                <text:p>2.427050983124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10000000000001">
                <text:p>-5.10000000000001</text:p>
              </table:table-cell>
              <table:table-cell office:value-type="float" office:value="2.85316954888543">
                <text:p>2.85316954888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00000000000001">
                <text:p>-5.00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90000000000001">
                <text:p>-4.90000000000001</text:p>
              </table:table-cell>
              <table:table-cell office:value-type="float" office:value="2.85316954888549">
                <text:p>2.85316954888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.80000000000001">
                <text:p>-4.80000000000001</text:p>
              </table:table-cell>
              <table:table-cell office:value-type="float" office:value="2.42705098312491">
                <text:p>2.42705098312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70000000000001">
                <text:p>-4.70000000000001</text:p>
              </table:table-cell>
              <table:table-cell office:value-type="float" office:value="1.7633557568775">
                <text:p>1.7633557568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60000000000001">
                <text:p>-4.60000000000001</text:p>
              </table:table-cell>
              <table:table-cell office:value-type="float" office:value="0.927050983124947">
                <text:p>0.927050983124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50000000000001">
                <text:p>-4.50000000000001</text:p>
              </table:table-cell>
              <table:table-cell office:value-type="float" office:value="0.000000000000115402641869683">
                <text:p>0.0000000000001154026418696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40000000000001">
                <text:p>-4.40000000000001</text:p>
              </table:table-cell>
              <table:table-cell office:value-type="float" office:value="-0.927050983124727">
                <text:p>-0.9270509831247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30000000000001">
                <text:p>-4.30000000000001</text:p>
              </table:table-cell>
              <table:table-cell office:value-type="float" office:value="-1.76335575687732">
                <text:p>-1.76335575687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20000000000001">
                <text:p>-4.20000000000001</text:p>
              </table:table-cell>
              <table:table-cell office:value-type="float" office:value="-2.42705098312477">
                <text:p>-2.42705098312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10000000000001">
                <text:p>-4.10000000000001</text:p>
              </table:table-cell>
              <table:table-cell office:value-type="float" office:value="-2.85316954888542">
                <text:p>-2.85316954888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00000000000001">
                <text:p>-4.000000000000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90000000000001">
                <text:p>-3.90000000000001</text:p>
              </table:table-cell>
              <table:table-cell office:value-type="float" office:value="-2.8531695488855">
                <text:p>-2.8531695488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80000000000001">
                <text:p>-3.80000000000001</text:p>
              </table:table-cell>
              <table:table-cell office:value-type="float" office:value="-2.42705098312492">
                <text:p>-2.427050983124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-1.76335575687753">
                <text:p>-1.76335575687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-0.927050983124983">
                <text:p>-0.927050983124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-0.000000000000147744446885034">
                <text:p>-0.000000000000147744446885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0.927050983124697">
                <text:p>0.927050983124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1.76335575687729">
                <text:p>1.763355756877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2.42705098312475">
                <text:p>2.427050983124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2.85316954888541">
                <text:p>2.853169548885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90000000000002">
                <text:p>-2.90000000000002</text:p>
              </table:table-cell>
              <table:table-cell office:value-type="float" office:value="2.85316954888551">
                <text:p>2.85316954888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2.42705098312494">
                <text:p>2.427050983124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0000000000002">
                <text:p>-2.70000000000002</text:p>
              </table:table-cell>
              <table:table-cell office:value-type="float" office:value="1.76335575687756">
                <text:p>1.763355756877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60000000000002">
                <text:p>-2.60000000000002</text:p>
              </table:table-cell>
              <table:table-cell office:value-type="float" office:value="0.927050983125013">
                <text:p>0.9270509831250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50000000000002">
                <text:p>-2.50000000000002</text:p>
              </table:table-cell>
              <table:table-cell office:value-type="float" office:value="0.000000000000180086251900385">
                <text:p>0.0000000000001800862519003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40000000000002">
                <text:p>-2.40000000000002</text:p>
              </table:table-cell>
              <table:table-cell office:value-type="float" office:value="-0.927050983124666">
                <text:p>-0.927050983124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30000000000002">
                <text:p>-2.30000000000002</text:p>
              </table:table-cell>
              <table:table-cell office:value-type="float" office:value="-1.76335575687726">
                <text:p>-1.76335575687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20000000000002">
                <text:p>-2.20000000000002</text:p>
              </table:table-cell>
              <table:table-cell office:value-type="float" office:value="-2.42705098312473">
                <text:p>-2.42705098312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10000000000002">
                <text:p>-2.10000000000002</text:p>
              </table:table-cell>
              <table:table-cell office:value-type="float" office:value="-2.8531695488854">
                <text:p>-2.8531695488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00000000000002">
                <text:p>-2.000000000000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90000000000002">
                <text:p>-1.90000000000002</text:p>
              </table:table-cell>
              <table:table-cell office:value-type="float" office:value="-2.85316954888552">
                <text:p>-2.853169548885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80000000000002">
                <text:p>-1.80000000000002</text:p>
              </table:table-cell>
              <table:table-cell office:value-type="float" office:value="-2.42705098312496">
                <text:p>-2.42705098312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70000000000002">
                <text:p>-1.70000000000002</text:p>
              </table:table-cell>
              <table:table-cell office:value-type="float" office:value="-1.76335575687759">
                <text:p>-1.76335575687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60000000000002">
                <text:p>-1.60000000000002</text:p>
              </table:table-cell>
              <table:table-cell office:value-type="float" office:value="-0.927050983125044">
                <text:p>-0.927050983125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50000000000002">
                <text:p>-1.50000000000002</text:p>
              </table:table-cell>
              <table:table-cell office:value-type="float" office:value="-0.000000000000217757127433937">
                <text:p>-0.0000000000002177571274339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40000000000002">
                <text:p>-1.40000000000002</text:p>
              </table:table-cell>
              <table:table-cell office:value-type="float" office:value="0.927050983124632">
                <text:p>0.9270509831246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0000000000002">
                <text:p>-1.30000000000002</text:p>
              </table:table-cell>
              <table:table-cell office:value-type="float" office:value="1.76335575687724">
                <text:p>1.76335575687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20000000000002">
                <text:p>-1.20000000000002</text:p>
              </table:table-cell>
              <table:table-cell office:value-type="float" office:value="2.42705098312471">
                <text:p>2.427050983124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10000000000002">
                <text:p>-1.10000000000002</text:p>
              </table:table-cell>
              <table:table-cell office:value-type="float" office:value="2.85316954888539">
                <text:p>2.853169548885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00000000000002">
                <text:p>-1.00000000000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00000000000025">
                <text:p>-0.900000000000025</text:p>
              </table:table-cell>
              <table:table-cell office:value-type="float" office:value="2.85316954888553">
                <text:p>2.853169548885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800000000000026">
                <text:p>-0.800000000000026</text:p>
              </table:table-cell>
              <table:table-cell office:value-type="float" office:value="2.42705098312498">
                <text:p>2.427050983124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700000000000026">
                <text:p>-0.700000000000026</text:p>
              </table:table-cell>
              <table:table-cell office:value-type="float" office:value="1.76335575687762">
                <text:p>1.76335575687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00000000000026">
                <text:p>-0.600000000000026</text:p>
              </table:table-cell>
              <table:table-cell office:value-type="float" office:value="0.927050983125077">
                <text:p>0.9270509831250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00000000000027">
                <text:p>-0.500000000000027</text:p>
              </table:table-cell>
              <table:table-cell office:value-type="float" office:value="0.000000000000250098932449289">
                <text:p>0.0000000000002500989324492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00000000000027">
                <text:p>-0.400000000000027</text:p>
              </table:table-cell>
              <table:table-cell office:value-type="float" office:value="-0.9270509831246">
                <text:p>-0.9270509831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00000000000027">
                <text:p>-0.300000000000027</text:p>
              </table:table-cell>
              <table:table-cell office:value-type="float" office:value="-1.76335575687721">
                <text:p>-1.76335575687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00000000000028">
                <text:p>-0.200000000000028</text:p>
              </table:table-cell>
              <table:table-cell office:value-type="float" office:value="-2.42705098312469">
                <text:p>-2.427050983124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00000000000028">
                <text:p>-0.100000000000028</text:p>
              </table:table-cell>
              <table:table-cell office:value-type="float" office:value="-2.85316954888538">
                <text:p>-2.85316954888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99999999999712">
                <text:p>0.0999999999999712</text:p>
              </table:table-cell>
              <table:table-cell office:value-type="float" office:value="-2.85316954888554">
                <text:p>-2.853169548885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9999999999971">
                <text:p>0.199999999999971</text:p>
              </table:table-cell>
              <table:table-cell office:value-type="float" office:value="-2.427050983125">
                <text:p>-2.42705098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99999999999971">
                <text:p>0.299999999999971</text:p>
              </table:table-cell>
              <table:table-cell office:value-type="float" office:value="-1.76335575687764">
                <text:p>-1.76335575687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999999999997">
                <text:p>0.39999999999997</text:p>
              </table:table-cell>
              <table:table-cell office:value-type="float" office:value="-0.92705098312511">
                <text:p>-0.927050983125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9999999999997">
                <text:p>0.49999999999997</text:p>
              </table:table-cell>
              <table:table-cell office:value-type="float" office:value="-0.000000000000284439138908965">
                <text:p>-0.0000000000002844391389089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9999999999969">
                <text:p>0.599999999999969</text:p>
              </table:table-cell>
              <table:table-cell office:value-type="float" office:value="0.927050983124568">
                <text:p>0.927050983124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99999999999969">
                <text:p>0.699999999999969</text:p>
              </table:table-cell>
              <table:table-cell office:value-type="float" office:value="1.76335575687718">
                <text:p>1.763355756877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99999999999969">
                <text:p>0.799999999999969</text:p>
              </table:table-cell>
              <table:table-cell office:value-type="float" office:value="2.42705098312467">
                <text:p>2.427050983124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999999999968">
                <text:p>0.899999999999968</text:p>
              </table:table-cell>
              <table:table-cell office:value-type="float" office:value="2.85316954888537">
                <text:p>2.853169548885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999999999968">
                <text:p>0.999999999999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9999999999997">
                <text:p>1.09999999999997</text:p>
              </table:table-cell>
              <table:table-cell office:value-type="float" office:value="2.85316954888556">
                <text:p>2.853169548885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9999999999997">
                <text:p>1.19999999999997</text:p>
              </table:table-cell>
              <table:table-cell office:value-type="float" office:value="2.42705098312502">
                <text:p>2.42705098312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9999999999997">
                <text:p>1.29999999999997</text:p>
              </table:table-cell>
              <table:table-cell office:value-type="float" office:value="1.76335575687767">
                <text:p>1.76335575687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9999999999997">
                <text:p>1.39999999999997</text:p>
              </table:table-cell>
              <table:table-cell office:value-type="float" office:value="0.927050983125142">
                <text:p>0.9270509831251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9999999999997">
                <text:p>1.49999999999997</text:p>
              </table:table-cell>
              <table:table-cell office:value-type="float" office:value="0.000000000000317447077739091">
                <text:p>0.0000000000003174470777390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9999999999997">
                <text:p>1.59999999999997</text:p>
              </table:table-cell>
              <table:table-cell office:value-type="float" office:value="-0.927050983124535">
                <text:p>-0.927050983124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999999999997">
                <text:p>1.69999999999997</text:p>
              </table:table-cell>
              <table:table-cell office:value-type="float" office:value="-1.76335575687716">
                <text:p>-1.763355756877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9999999999997">
                <text:p>1.79999999999997</text:p>
              </table:table-cell>
              <table:table-cell office:value-type="float" office:value="-2.42705098312465">
                <text:p>-2.427050983124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-2.85316954888536">
                <text:p>-2.85316954888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-2.85316954888557">
                <text:p>-2.853169548885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-2.42705098312504">
                <text:p>-2.427050983125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-1.7633557568777">
                <text:p>-1.76335575687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-0.927050983125175">
                <text:p>-0.9270509831251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-0.000000000000352453418013543">
                <text:p>-0.0000000000003524534180135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0.927050983124502">
                <text:p>0.9270509831245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9999999999996">
                <text:p>2.69999999999996</text:p>
              </table:table-cell>
              <table:table-cell office:value-type="float" office:value="1.76335575687713">
                <text:p>1.763355756877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9999999999996">
                <text:p>2.79999999999996</text:p>
              </table:table-cell>
              <table:table-cell office:value-type="float" office:value="2.42705098312463">
                <text:p>2.427050983124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9999999999996">
                <text:p>2.89999999999996</text:p>
              </table:table-cell>
              <table:table-cell office:value-type="float" office:value="2.85316954888535">
                <text:p>2.853169548885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9999999999996">
                <text:p>2.99999999999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9999999999996">
                <text:p>3.09999999999996</text:p>
              </table:table-cell>
              <table:table-cell office:value-type="float" office:value="2.85316954888558">
                <text:p>2.853169548885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19999999999996">
                <text:p>3.19999999999996</text:p>
              </table:table-cell>
              <table:table-cell office:value-type="float" office:value="2.42705098312506">
                <text:p>2.427050983125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29999999999996">
                <text:p>3.29999999999996</text:p>
              </table:table-cell>
              <table:table-cell office:value-type="float" office:value="1.76335575687773">
                <text:p>1.763355756877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39999999999996">
                <text:p>3.39999999999996</text:p>
              </table:table-cell>
              <table:table-cell office:value-type="float" office:value="0.927050983125208">
                <text:p>0.9270509831252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49999999999996">
                <text:p>3.49999999999996</text:p>
              </table:table-cell>
              <table:table-cell office:value-type="float" office:value="0.000000000000384795223028894">
                <text:p>0.0000000000003847952230288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59999999999996">
                <text:p>3.59999999999996</text:p>
              </table:table-cell>
              <table:table-cell office:value-type="float" office:value="-0.927050983124471">
                <text:p>-0.9270509831244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69999999999996">
                <text:p>3.69999999999996</text:p>
              </table:table-cell>
              <table:table-cell office:value-type="float" office:value="-1.7633557568771">
                <text:p>-1.76335575687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9999999999996">
                <text:p>3.79999999999996</text:p>
              </table:table-cell>
              <table:table-cell office:value-type="float" office:value="-2.42705098312461">
                <text:p>-2.427050983124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9999999999996">
                <text:p>3.89999999999996</text:p>
              </table:table-cell>
              <table:table-cell office:value-type="float" office:value="-2.85316954888534">
                <text:p>-2.853169548885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99999999999996">
                <text:p>3.999999999999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9999999999996">
                <text:p>4.09999999999996</text:p>
              </table:table-cell>
              <table:table-cell office:value-type="float" office:value="-2.85316954888559">
                <text:p>-2.853169548885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9999999999996">
                <text:p>4.19999999999996</text:p>
              </table:table-cell>
              <table:table-cell office:value-type="float" office:value="-2.42705098312508">
                <text:p>-2.427050983125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29999999999996">
                <text:p>4.29999999999996</text:p>
              </table:table-cell>
              <table:table-cell office:value-type="float" office:value="-1.76335575687775">
                <text:p>-1.763355756877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39999999999996">
                <text:p>4.39999999999996</text:p>
              </table:table-cell>
              <table:table-cell office:value-type="float" office:value="-0.927050983125239">
                <text:p>-0.9270509831252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49999999999996">
                <text:p>4.49999999999996</text:p>
              </table:table-cell>
              <table:table-cell office:value-type="float" office:value="-0.000000000000422466098562446">
                <text:p>-0.0000000000004224660985624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59999999999996">
                <text:p>4.59999999999996</text:p>
              </table:table-cell>
              <table:table-cell office:value-type="float" office:value="0.92705098312444">
                <text:p>0.927050983124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69999999999996">
                <text:p>4.69999999999996</text:p>
              </table:table-cell>
              <table:table-cell office:value-type="float" office:value="1.76335575687707">
                <text:p>1.763355756877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79999999999995">
                <text:p>4.79999999999995</text:p>
              </table:table-cell>
              <table:table-cell office:value-type="float" office:value="2.42705098312459">
                <text:p>2.427050983124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89999999999995">
                <text:p>4.89999999999995</text:p>
              </table:table-cell>
              <table:table-cell office:value-type="float" office:value="2.85316954888533">
                <text:p>2.853169548885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9999999999995">
                <text:p>4.99999999999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09999999999995">
                <text:p>5.09999999999995</text:p>
              </table:table-cell>
              <table:table-cell office:value-type="float" office:value="2.8531695488856">
                <text:p>2.85316954888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19999999999995">
                <text:p>5.19999999999995</text:p>
              </table:table-cell>
              <table:table-cell office:value-type="float" office:value="2.4270509831251">
                <text:p>2.42705098312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29999999999995">
                <text:p>5.29999999999995</text:p>
              </table:table-cell>
              <table:table-cell office:value-type="float" office:value="1.76335575687778">
                <text:p>1.763355756877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9999999999995">
                <text:p>5.39999999999995</text:p>
              </table:table-cell>
              <table:table-cell office:value-type="float" office:value="0.92705098312527">
                <text:p>0.927050983125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9999999999995">
                <text:p>5.49999999999995</text:p>
              </table:table-cell>
              <table:table-cell office:value-type="float" office:value="0.000000000000454807903577797">
                <text:p>0.0000000000004548079035777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59999999999995">
                <text:p>5.59999999999995</text:p>
              </table:table-cell>
              <table:table-cell office:value-type="float" office:value="-0.92705098312441">
                <text:p>-0.927050983124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69999999999995">
                <text:p>5.69999999999995</text:p>
              </table:table-cell>
              <table:table-cell office:value-type="float" office:value="-1.76335575687704">
                <text:p>-1.76335575687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79999999999995">
                <text:p>5.79999999999995</text:p>
              </table:table-cell>
              <table:table-cell office:value-type="float" office:value="-2.42705098312457">
                <text:p>-2.427050983124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89999999999995">
                <text:p>5.89999999999995</text:p>
              </table:table-cell>
              <table:table-cell office:value-type="float" office:value="-2.85316954888532">
                <text:p>-2.853169548885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99999999999995">
                <text:p>5.999999999999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09999999999995">
                <text:p>6.09999999999995</text:p>
              </table:table-cell>
              <table:table-cell office:value-type="float" office:value="-2.85316954888561">
                <text:p>-2.853169548885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19999999999995">
                <text:p>6.19999999999995</text:p>
              </table:table-cell>
              <table:table-cell office:value-type="float" office:value="-2.42705098312513">
                <text:p>-2.427050983125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9999999999995">
                <text:p>6.29999999999995</text:p>
              </table:table-cell>
              <table:table-cell office:value-type="float" office:value="-1.76335575687781">
                <text:p>-1.763355756877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39999999999995">
                <text:p>6.39999999999995</text:p>
              </table:table-cell>
              <table:table-cell office:value-type="float" office:value="-0.927050983125295">
                <text:p>-0.9270509831252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49999999999995">
                <text:p>6.49999999999995</text:p>
              </table:table-cell>
              <table:table-cell office:value-type="float" office:value="-0.000000000000492478779111349">
                <text:p>-0.0000000000004924787791113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9999999999995">
                <text:p>6.59999999999995</text:p>
              </table:table-cell>
              <table:table-cell office:value-type="float" office:value="0.927050983124379">
                <text:p>0.9270509831243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69999999999995">
                <text:p>6.69999999999995</text:p>
              </table:table-cell>
              <table:table-cell office:value-type="float" office:value="1.76335575687701">
                <text:p>1.76335575687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79999999999995">
                <text:p>6.79999999999995</text:p>
              </table:table-cell>
              <table:table-cell office:value-type="float" office:value="2.42705098312455">
                <text:p>2.427050983124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89999999999995">
                <text:p>6.89999999999995</text:p>
              </table:table-cell>
              <table:table-cell office:value-type="float" office:value="2.85316954888531">
                <text:p>2.853169548885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99999999999995">
                <text:p>6.99999999999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09999999999995">
                <text:p>7.09999999999995</text:p>
              </table:table-cell>
              <table:table-cell office:value-type="float" office:value="2.85316954888562">
                <text:p>2.853169548885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19999999999995">
                <text:p>7.19999999999995</text:p>
              </table:table-cell>
              <table:table-cell office:value-type="float" office:value="2.42705098312515">
                <text:p>2.427050983125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29999999999995">
                <text:p>7.29999999999995</text:p>
              </table:table-cell>
              <table:table-cell office:value-type="float" office:value="1.76335575687784">
                <text:p>1.763355756877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39999999999995">
                <text:p>7.39999999999995</text:p>
              </table:table-cell>
              <table:table-cell office:value-type="float" office:value="0.927050983125326">
                <text:p>0.9270509831253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49999999999995">
                <text:p>7.49999999999995</text:p>
              </table:table-cell>
              <table:table-cell office:value-type="float" office:value="0.000000000000524820584126701">
                <text:p>0.0000000000005248205841267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-0.927050983124348">
                <text:p>-0.9270509831243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69999999999994">
                <text:p>7.69999999999994</text:p>
              </table:table-cell>
              <table:table-cell office:value-type="float" office:value="-1.76335575687699">
                <text:p>-1.763355756876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79999999999994">
                <text:p>7.79999999999994</text:p>
              </table:table-cell>
              <table:table-cell office:value-type="float" office:value="-2.42705098312453">
                <text:p>-2.427050983124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89999999999994">
                <text:p>7.89999999999994</text:p>
              </table:table-cell>
              <table:table-cell office:value-type="float" office:value="-2.8531695488853">
                <text:p>-2.85316954888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4">
                <text:p>7.99999999999994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